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6D3849F3A43CBBBC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 presentation:user-transformed="true">
          <draw:text-box>
            <text:p>Коммерческое предложение</text:p>
          </draw:text-box>
        </draw:frame>
        <draw:frame presentation:style-name="pr2" draw:text-style-name="P1" draw:layer="layout" svg:width="25.2cm" svg:height="12.179cm" svg:x="1.4cm" svg:y="5cm" presentation:class="subtitle">
          <draw:text-box>
            <text:p>Разработка 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30T14:02:37.838000000</meta:creation-date>
    <meta:editing-duration>PT6H51M16S</meta:editing-duration>
    <meta:editing-cycles>2</meta:editing-cycles>
    <meta:generator>LibreOffice/6.0.5.2$Windows_x86 LibreOffice_project/54c8cbb85f300ac59db32fe8a675ff7683cd5a16</meta:generator>
    <dc:title>Inspiration</dc:title>
    <dc:date>2019-09-30T21:03:55.014000000</dc:date>
    <meta:document-statistic meta:object-count="26"/>
  </office:meta>
</office:document-meta>
</file>